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Arial" svg:font-family="Arial" style:font-family-generic="swiss"/>
    <style:font-face style:name="Arial Unicode MS" svg:font-family="'Arial Unicode MS'" style:font-family-generic="system" style:font-pitch="variable"/>
    <style:font-face style:name="Mangal" svg:font-family="Mangal" style:font-family-generic="system" style:font-pitch="variable"/>
    <style:font-face style:name="SimHei" svg:font-family="SimHei" style:font-family-generic="system" style:font-pitch="variable"/>
  </office:font-face-decls>
  <office:automatic-styles>
    <style:style style:name="P1" style:family="paragraph" style:parent-style-name="Standard">
      <style:text-properties officeooo:rsid="0018fb81" officeooo:paragraph-rsid="0018fb81"/>
    </style:style>
    <style:style style:name="P2" style:family="paragraph" style:parent-style-name="Standard">
      <style:text-properties officeooo:rsid="0018fb81" officeooo:paragraph-rsid="002f7e56"/>
    </style:style>
    <style:style style:name="P3" style:family="paragraph" style:parent-style-name="Standard">
      <style:text-properties style:text-underline-style="solid" style:text-underline-width="auto" style:text-underline-color="font-color" officeooo:rsid="001d22d1" officeooo:paragraph-rsid="002049c9"/>
    </style:style>
    <style:style style:name="P4" style:family="paragraph" style:parent-style-name="Standard">
      <style:text-properties style:text-underline-style="solid" style:text-underline-width="auto" style:text-underline-color="font-color" officeooo:rsid="001d22d1" officeooo:paragraph-rsid="0038c482"/>
    </style:style>
    <style:style style:name="P5" style:family="paragraph" style:parent-style-name="Standard">
      <style:text-properties style:text-underline-style="solid" style:text-underline-width="auto" style:text-underline-color="font-color" officeooo:rsid="001d22d1" officeooo:paragraph-rsid="003cd99a"/>
    </style:style>
    <style:style style:name="P6" style:family="paragraph" style:parent-style-name="Standard">
      <style:text-properties style:text-underline-style="solid" style:text-underline-width="auto" style:text-underline-color="font-color" officeooo:rsid="001ed535" officeooo:paragraph-rsid="001ed535"/>
    </style:style>
    <style:style style:name="P7" style:family="paragraph" style:parent-style-name="Standard">
      <style:text-properties style:text-underline-style="solid" style:text-underline-width="auto" style:text-underline-color="font-color" officeooo:rsid="002049c9" officeooo:paragraph-rsid="002049c9"/>
    </style:style>
    <style:style style:name="P8" style:family="paragraph" style:parent-style-name="Standard">
      <style:text-properties style:text-underline-style="solid" style:text-underline-width="auto" style:text-underline-color="font-color" officeooo:rsid="002049c9" officeooo:paragraph-rsid="003bd75c"/>
    </style:style>
    <style:style style:name="P9" style:family="paragraph" style:parent-style-name="Standard">
      <style:text-properties style:text-underline-style="solid" style:text-underline-width="auto" style:text-underline-color="font-color" officeooo:rsid="00205e76" officeooo:paragraph-rsid="00205e76"/>
    </style:style>
    <style:style style:name="P10" style:family="paragraph" style:parent-style-name="Standard">
      <style:text-properties style:text-underline-style="solid" style:text-underline-width="auto" style:text-underline-color="font-color" officeooo:rsid="001bb5f3" officeooo:paragraph-rsid="001bb5f3"/>
    </style:style>
    <style:style style:name="P11" style:family="paragraph" style:parent-style-name="Standard">
      <style:text-properties style:text-underline-style="solid" style:text-underline-width="auto" style:text-underline-color="font-color" officeooo:rsid="0018fb81" officeooo:paragraph-rsid="0018fb81"/>
    </style:style>
    <style:style style:name="P12" style:family="paragraph" style:parent-style-name="Standard">
      <style:text-properties style:text-underline-style="solid" style:text-underline-width="auto" style:text-underline-color="font-color" officeooo:rsid="0018fb81" officeooo:paragraph-rsid="001bb5f3"/>
    </style:style>
    <style:style style:name="P13" style:family="paragraph" style:parent-style-name="Standard">
      <style:text-properties style:text-underline-style="solid" style:text-underline-width="auto" style:text-underline-color="font-color" officeooo:rsid="0018fb81" officeooo:paragraph-rsid="003bb6f5"/>
    </style:style>
    <style:style style:name="P14" style:family="paragraph" style:parent-style-name="Standard">
      <style:text-properties style:text-underline-style="solid" style:text-underline-width="auto" style:text-underline-color="font-color" officeooo:rsid="002b6215" officeooo:paragraph-rsid="002b6215"/>
    </style:style>
    <style:style style:name="P15" style:family="paragraph" style:parent-style-name="Standard">
      <style:text-properties style:text-underline-style="solid" style:text-underline-width="auto" style:text-underline-color="font-color" officeooo:rsid="002cdc4e" officeooo:paragraph-rsid="002cdc4e"/>
    </style:style>
    <style:style style:name="P16" style:family="paragraph" style:parent-style-name="Standard">
      <style:text-properties style:text-underline-style="solid" style:text-underline-width="auto" style:text-underline-color="font-color" officeooo:rsid="00364b55" officeooo:paragraph-rsid="00364b55"/>
    </style:style>
    <style:style style:name="P17" style:family="paragraph" style:parent-style-name="Standard">
      <style:text-properties style:text-underline-style="solid" style:text-underline-width="auto" style:text-underline-color="font-color" officeooo:rsid="0038c482" officeooo:paragraph-rsid="0038c482"/>
    </style:style>
    <style:style style:name="P18" style:family="paragraph" style:parent-style-name="Standard">
      <style:text-properties style:text-underline-style="solid" style:text-underline-width="auto" style:text-underline-color="font-color" officeooo:rsid="003c4bd0" officeooo:paragraph-rsid="003c4bd0"/>
    </style:style>
    <style:style style:name="P19" style:family="paragraph" style:parent-style-name="Standard">
      <style:paragraph-properties fo:text-align="center" style:justify-single-word="false"/>
      <style:text-properties fo:font-weight="bold" officeooo:rsid="0018fb81" officeooo:paragraph-rsid="0018fb81" style:font-weight-asian="bold" style:font-weight-complex="bold"/>
    </style:style>
    <style:style style:name="P20" style:family="paragraph" style:parent-style-name="Standard">
      <style:text-properties style:font-name="Arial" officeooo:rsid="0018fb81" officeooo:paragraph-rsid="0018fb81" style:font-name-asian="Arial" style:font-name-complex="Arial"/>
    </style:style>
    <style:style style:name="P21" style:family="paragraph" style:parent-style-name="Standard">
      <style:text-properties style:font-name="Arial" style:text-underline-style="none" officeooo:rsid="001bb5f3" officeooo:paragraph-rsid="0018fb81" style:font-name-asian="Arial" style:font-name-complex="Arial"/>
    </style:style>
    <style:style style:name="P22" style:family="paragraph" style:parent-style-name="Standard">
      <style:text-properties style:font-name="Arial" style:text-underline-style="none" officeooo:rsid="002049c9" officeooo:paragraph-rsid="0037a3f8" style:font-name-asian="Arial" style:font-name-complex="Arial"/>
    </style:style>
    <style:style style:name="P23" style:family="paragraph" style:parent-style-name="Standard">
      <style:text-properties style:font-name="Arial" style:text-underline-style="none" officeooo:rsid="002049c9" officeooo:paragraph-rsid="002049c9" style:font-name-asian="Arial" style:font-name-complex="Arial"/>
    </style:style>
    <style:style style:name="P24" style:family="paragraph" style:parent-style-name="Standard">
      <style:text-properties style:font-name="Arial" style:text-underline-style="none" officeooo:rsid="001ed535" officeooo:paragraph-rsid="001ed535" style:font-name-asian="Arial" style:font-name-complex="Arial"/>
    </style:style>
    <style:style style:name="P25" style:family="paragraph" style:parent-style-name="Standard">
      <style:text-properties style:font-name="Arial" style:text-underline-style="none" officeooo:rsid="001ed535" officeooo:paragraph-rsid="002049c9" style:font-name-asian="Arial" style:font-name-complex="Arial"/>
    </style:style>
    <style:style style:name="P26" style:family="paragraph" style:parent-style-name="Standard">
      <style:text-properties style:font-name="Arial" style:text-underline-style="none" officeooo:rsid="00215264" officeooo:paragraph-rsid="001d22d1" style:font-name-asian="Arial" style:font-name-complex="Arial"/>
    </style:style>
    <style:style style:name="P27" style:family="paragraph" style:parent-style-name="Standard">
      <style:text-properties style:font-name="Arial" style:text-underline-style="none" officeooo:rsid="002f7e56" officeooo:paragraph-rsid="002f7e56" style:font-name-asian="Arial" style:font-name-complex="Arial"/>
    </style:style>
    <style:style style:name="P28" style:family="paragraph" style:parent-style-name="Standard">
      <style:text-properties style:font-name="Arial" style:text-underline-style="none" officeooo:rsid="00326bde" officeooo:paragraph-rsid="002f7e56" style:font-name-asian="Arial" style:font-name-complex="Arial"/>
    </style:style>
    <style:style style:name="P29" style:family="paragraph" style:parent-style-name="Standard">
      <style:text-properties style:font-name="Arial" style:text-underline-style="none" officeooo:rsid="00326bde" officeooo:paragraph-rsid="0033a418" style:font-name-asian="Arial" style:font-name-complex="Arial"/>
    </style:style>
    <style:style style:name="P30" style:family="paragraph" style:parent-style-name="Standard">
      <style:text-properties style:font-name="Arial" style:text-underline-style="none" officeooo:rsid="00326bde" officeooo:paragraph-rsid="00326bde" style:font-name-asian="Arial" style:font-name-complex="Arial"/>
    </style:style>
    <style:style style:name="P31" style:family="paragraph" style:parent-style-name="Standard">
      <style:text-properties style:font-name="Arial" style:text-underline-style="none" officeooo:rsid="0033a418" officeooo:paragraph-rsid="0033a418" style:font-name-asian="Arial" style:font-name-complex="Arial"/>
    </style:style>
    <style:style style:name="P32" style:family="paragraph" style:parent-style-name="Standard">
      <style:text-properties style:font-name="Arial" style:text-underline-style="none" officeooo:rsid="0033a418" officeooo:paragraph-rsid="0034e833" style:font-name-asian="Arial" style:font-name-complex="Arial"/>
    </style:style>
    <style:style style:name="P33" style:family="paragraph" style:parent-style-name="Standard">
      <style:text-properties style:font-name="Arial" style:text-underline-style="none" officeooo:rsid="0018fb81" officeooo:paragraph-rsid="002f7e56" style:font-name-asian="Arial" style:font-name-complex="Arial"/>
    </style:style>
    <style:style style:name="P34" style:family="paragraph" style:parent-style-name="Standard">
      <style:text-properties style:font-name="Arial" style:text-underline-style="none" officeooo:rsid="0018fb81" officeooo:paragraph-rsid="001ed535" style:font-name-asian="Arial" style:font-name-complex="Arial"/>
    </style:style>
    <style:style style:name="P35" style:family="paragraph" style:parent-style-name="Standard">
      <style:text-properties style:font-name="Arial" style:text-underline-style="none" officeooo:rsid="001d22d1" officeooo:paragraph-rsid="003cd99a" style:font-name-asian="Arial" style:font-name-complex="Arial"/>
    </style:style>
    <style:style style:name="P36" style:family="paragraph" style:parent-style-name="Standard">
      <style:text-properties style:font-name="Arial" style:text-underline-style="none" officeooo:rsid="0022b95a" officeooo:paragraph-rsid="001ed535" style:font-name-asian="Arial" style:font-name-complex="Arial"/>
    </style:style>
    <style:style style:name="P37" style:family="paragraph" style:parent-style-name="Standard">
      <style:text-properties style:font-name="Arial" style:text-underline-style="none" officeooo:rsid="00205e76" officeooo:paragraph-rsid="00205e76" style:font-name-asian="Arial" style:font-name-complex="Arial"/>
    </style:style>
    <style:style style:name="P38" style:family="paragraph" style:parent-style-name="Standard">
      <style:text-properties style:font-name="Arial" style:text-underline-style="none" officeooo:rsid="0022485e" officeooo:paragraph-rsid="0022485e" style:font-name-asian="Arial" style:font-name-complex="Arial"/>
    </style:style>
    <style:style style:name="P39" style:family="paragraph" style:parent-style-name="Standard">
      <style:text-properties style:font-name="Arial" style:text-underline-style="none" officeooo:rsid="0038d793" officeooo:paragraph-rsid="0038d793" style:font-name-asian="Arial" style:font-name-complex="Arial"/>
    </style:style>
    <style:style style:name="P40" style:family="paragraph" style:parent-style-name="Standard">
      <style:text-properties style:font-name="Arial" style:text-underline-style="none" officeooo:rsid="00364b55" officeooo:paragraph-rsid="00364b55" style:font-name-asian="Arial Unicode MS" style:font-name-complex="Mangal"/>
    </style:style>
    <style:style style:name="P41" style:family="paragraph" style:parent-style-name="Standard">
      <style:text-properties style:font-name="Arial" officeooo:rsid="002f7e56" officeooo:paragraph-rsid="002b6215" style:font-name-asian="Arial Unicode MS" style:font-name-complex="Mangal"/>
    </style:style>
    <style:style style:name="P42" style:family="paragraph" style:parent-style-name="Standard">
      <style:text-properties style:text-underline-style="none" officeooo:rsid="001bb5f3" officeooo:paragraph-rsid="001bb5f3"/>
    </style:style>
    <style:style style:name="P43" style:family="paragraph" style:parent-style-name="Standard">
      <style:text-properties style:text-underline-style="none" officeooo:rsid="002b6215" officeooo:paragraph-rsid="002b6215"/>
    </style:style>
    <style:style style:name="P44" style:family="paragraph" style:parent-style-name="Standard">
      <style:text-properties style:text-underline-style="none" officeooo:rsid="002de3c2" officeooo:paragraph-rsid="002de3c2"/>
    </style:style>
    <style:style style:name="P45" style:family="paragraph" style:parent-style-name="Standard">
      <style:text-properties style:text-underline-style="none" officeooo:rsid="002eb506" officeooo:paragraph-rsid="002b6215"/>
    </style:style>
    <style:style style:name="P46" style:family="paragraph" style:parent-style-name="Standard">
      <style:text-properties style:text-underline-style="none" officeooo:rsid="002eb506" officeooo:paragraph-rsid="002eb506"/>
    </style:style>
    <style:style style:name="P47" style:family="paragraph" style:parent-style-name="Standard">
      <style:text-properties style:text-underline-style="none" officeooo:rsid="003bb6f5" officeooo:paragraph-rsid="003bb6f5"/>
    </style:style>
    <style:style style:name="P48" style:family="paragraph" style:parent-style-name="Standard">
      <style:text-properties style:text-underline-style="none" officeooo:rsid="0034e833" officeooo:paragraph-rsid="0034e833"/>
    </style:style>
    <style:style style:name="P49" style:family="paragraph" style:parent-style-name="Standard">
      <style:text-properties officeooo:rsid="002b6215" officeooo:paragraph-rsid="002b6215"/>
    </style:style>
    <style:style style:name="P50" style:family="paragraph" style:parent-style-name="Standard">
      <style:text-properties officeooo:paragraph-rsid="002b6215"/>
    </style:style>
    <style:style style:name="P51" style:family="paragraph" style:parent-style-name="Standard">
      <style:text-properties officeooo:rsid="002cdc4e" officeooo:paragraph-rsid="002cdc4e"/>
    </style:style>
    <style:style style:name="P52" style:family="paragraph" style:parent-style-name="Standard">
      <style:text-properties officeooo:rsid="002f7e56" officeooo:paragraph-rsid="002f7e56"/>
    </style:style>
    <style:style style:name="P53" style:family="paragraph" style:parent-style-name="Standard">
      <style:text-properties officeooo:rsid="00326bde" officeooo:paragraph-rsid="00326bde"/>
    </style:style>
    <style:style style:name="P54" style:family="paragraph" style:parent-style-name="Standard">
      <style:text-properties officeooo:rsid="00326bde" officeooo:paragraph-rsid="0033a418"/>
    </style:style>
    <style:style style:name="P55" style:family="paragraph" style:parent-style-name="Standard">
      <style:text-properties officeooo:rsid="0033a418" officeooo:paragraph-rsid="0033a418"/>
    </style:style>
    <style:style style:name="P56" style:family="paragraph" style:parent-style-name="Standard">
      <style:text-properties officeooo:rsid="0033a418" officeooo:paragraph-rsid="0034e833"/>
    </style:style>
    <style:style style:name="P57" style:family="paragraph" style:parent-style-name="Standard">
      <style:text-properties officeooo:rsid="0033a418" officeooo:paragraph-rsid="0037a3f8"/>
    </style:style>
    <style:style style:name="P58" style:family="paragraph" style:parent-style-name="Standard">
      <style:text-properties officeooo:rsid="0034e833" officeooo:paragraph-rsid="0034e833"/>
    </style:style>
    <style:style style:name="P59" style:family="paragraph" style:parent-style-name="Standard">
      <style:paragraph-properties fo:margin-left="1cm" fo:margin-right="0cm" fo:text-indent="0cm" style:auto-text-indent="false"/>
      <style:text-properties style:text-underline-style="solid" style:text-underline-width="auto" style:text-underline-color="font-color" officeooo:rsid="001ed535" officeooo:paragraph-rsid="001ed535"/>
    </style:style>
    <style:style style:name="P60" style:family="paragraph" style:parent-style-name="Standard">
      <style:paragraph-properties fo:margin-left="3cm" fo:margin-right="0cm" fo:text-indent="0cm" style:auto-text-indent="false"/>
      <style:text-properties style:font-name="Arial" style:text-underline-style="none" officeooo:rsid="00215264" officeooo:paragraph-rsid="00215264" style:font-name-asian="Arial" style:font-name-complex="Arial"/>
    </style:style>
    <style:style style:name="P61" style:family="paragraph" style:parent-style-name="Standard">
      <style:paragraph-properties fo:margin-left="0cm" fo:margin-right="0cm" fo:text-indent="0cm" style:auto-text-indent="false"/>
      <style:text-properties style:font-name="Arial" style:text-underline-style="none" officeooo:rsid="00215264" officeooo:paragraph-rsid="00215264" style:font-name-asian="Arial" style:font-name-complex="Arial"/>
    </style:style>
    <style:style style:name="P62" style:family="paragraph" style:parent-style-name="Standard">
      <style:paragraph-properties fo:margin-left="0cm" fo:margin-right="0cm" fo:text-indent="0cm" style:auto-text-indent="false"/>
      <style:text-properties style:font-name="Arial" style:text-underline-style="none" officeooo:rsid="0018fb81" officeooo:paragraph-rsid="0022b95a" style:font-name-asian="Arial" style:font-name-complex="Arial"/>
    </style:style>
    <style:style style:name="P63" style:family="paragraph" style:parent-style-name="Standard">
      <style:paragraph-properties fo:margin-left="0cm" fo:margin-right="0cm" fo:text-indent="0cm" style:auto-text-indent="false"/>
      <style:text-properties style:font-name="Arial" style:text-underline-style="none" officeooo:rsid="0038c482" officeooo:paragraph-rsid="0038c482" style:font-name-asian="Arial" style:font-name-complex="Arial"/>
    </style:style>
    <style:style style:name="P64" style:family="paragraph" style:parent-style-name="Standard">
      <style:paragraph-properties fo:margin-left="0cm" fo:margin-right="0cm" fo:text-indent="0cm" style:auto-text-indent="false"/>
      <style:text-properties style:font-name="Arial" style:text-underline-style="none" officeooo:rsid="0038d793" officeooo:paragraph-rsid="0038d793" style:font-name-asian="Arial" style:font-name-complex="Arial"/>
    </style:style>
    <style:style style:name="P65" style:family="paragraph" style:parent-style-name="Standard">
      <style:paragraph-properties fo:margin-left="0cm" fo:margin-right="0cm" fo:text-indent="0cm" style:auto-text-indent="false"/>
      <style:text-properties style:font-name="Arial" style:text-underline-style="none" officeooo:rsid="0022485e" officeooo:paragraph-rsid="0022485e" style:font-name-asian="Arial" style:font-name-complex="Arial"/>
    </style:style>
    <style:style style:name="P66" style:family="paragraph" style:parent-style-name="Standard">
      <style:paragraph-properties fo:margin-left="0cm" fo:margin-right="0cm" fo:text-indent="0cm" style:auto-text-indent="false"/>
      <style:text-properties style:font-name="Arial" style:text-underline-style="none" officeooo:rsid="001ed535" officeooo:paragraph-rsid="0038c482" style:font-name-asian="Arial" style:font-name-complex="Arial"/>
    </style:style>
    <style:style style:name="P67" style:family="paragraph" style:parent-style-name="Standard">
      <style:paragraph-properties fo:margin-left="0cm" fo:margin-right="0cm" fo:text-indent="0cm" style:auto-text-indent="false"/>
      <style:text-properties style:font-name="Arial" style:text-underline-style="solid" style:text-underline-width="auto" style:text-underline-color="font-color" officeooo:rsid="0022485e" officeooo:paragraph-rsid="0022485e" style:font-name-asian="Arial" style:font-name-complex="Arial"/>
    </style:style>
    <style:style style:name="P68" style:family="paragraph" style:parent-style-name="Standard">
      <style:paragraph-properties fo:margin-left="0cm" fo:margin-right="0cm" fo:text-indent="0cm" style:auto-text-indent="false"/>
      <style:text-properties style:text-underline-style="solid" style:text-underline-width="auto" style:text-underline-color="font-color" officeooo:rsid="0038c482" officeooo:paragraph-rsid="0038c482"/>
    </style:style>
    <style:style style:name="P69" style:family="paragraph" style:parent-style-name="Standard" style:master-page-name="">
      <style:paragraph-properties style:page-number="auto"/>
      <style:text-properties style:text-underline-style="none" officeooo:rsid="001bb5f3" officeooo:paragraph-rsid="00364b55"/>
    </style:style>
    <style:style style:name="P70" style:family="paragraph" style:parent-style-name="Standard" style:list-style-name="L1">
      <style:text-properties officeooo:paragraph-rsid="003cd99a"/>
    </style:style>
    <style:style style:name="P71" style:family="paragraph" style:parent-style-name="Standard" style:list-style-name="L2">
      <style:text-properties style:font-name="Arial" style:text-underline-style="none" officeooo:rsid="0038c482" officeooo:paragraph-rsid="0038c482" style:font-name-asian="Arial" style:font-name-complex="Arial"/>
    </style:style>
    <style:style style:name="P72" style:family="paragraph" style:parent-style-name="Standard">
      <style:text-properties officeooo:paragraph-rsid="002cdc4e"/>
    </style:style>
    <style:style style:name="P73" style:family="paragraph" style:parent-style-name="Standard">
      <style:text-properties officeooo:rsid="002cdc4e" officeooo:paragraph-rsid="0046c8b7"/>
    </style:style>
    <style:style style:name="P74" style:family="paragraph" style:parent-style-name="Standard">
      <style:paragraph-properties fo:margin-left="0cm" fo:margin-right="0cm" fo:text-indent="0cm" style:auto-text-indent="false"/>
      <style:text-properties style:font-name="Arial" style:text-underline-style="none" officeooo:rsid="0038c482" officeooo:paragraph-rsid="0038c482" style:font-name-asian="Arial" style:font-name-complex="Arial"/>
    </style:style>
    <style:style style:name="T1" style:family="text">
      <style:text-properties style:font-name="Arial" style:font-name-asian="Arial" style:font-name-complex="Arial"/>
    </style:style>
    <style:style style:name="T2" style:family="text">
      <style:text-properties style:font-name="Arial" officeooo:rsid="002f7e56" style:font-name-asian="Arial" style:font-name-complex="Arial"/>
    </style:style>
    <style:style style:name="T3" style:family="text">
      <style:text-properties style:font-name="Arial" style:text-underline-style="solid" style:text-underline-width="auto" style:text-underline-color="font-color" style:font-name-asian="Arial" style:font-name-complex="Arial"/>
    </style:style>
    <style:style style:name="T4" style:family="text">
      <style:text-properties style:font-name="Arial" style:text-underline-style="solid" style:text-underline-width="auto" style:text-underline-color="font-color" officeooo:rsid="0034e833" style:font-name-asian="Arial" style:font-name-complex="Arial"/>
    </style:style>
    <style:style style:name="T5" style:family="text">
      <style:text-properties style:font-name="Arial" style:text-underline-style="solid" style:text-underline-width="auto" style:text-underline-color="font-color" officeooo:rsid="001d22d1" style:font-name-asian="Arial" style:font-name-complex="Arial"/>
    </style:style>
    <style:style style:name="T6" style:family="text">
      <style:text-properties style:font-name="Arial" style:text-underline-style="none" style:font-name-asian="Arial" style:font-name-complex="Arial"/>
    </style:style>
    <style:style style:name="T7" style:family="text">
      <style:text-properties style:font-name="Arial" style:text-underline-style="none" officeooo:rsid="001bb5f3" style:font-name-asian="Arial" style:font-name-complex="Arial"/>
    </style:style>
    <style:style style:name="T8" style:family="text">
      <style:text-properties style:font-name="Arial" style:text-underline-style="none" officeooo:rsid="001ed535" style:font-name-asian="Arial" style:font-name-complex="Arial"/>
    </style:style>
    <style:style style:name="T9" style:family="text">
      <style:text-properties style:font-name="Arial" style:text-underline-style="none" officeooo:rsid="0018fb81" style:font-name-asian="Arial" style:font-name-complex="Arial"/>
    </style:style>
    <style:style style:name="T10" style:family="text">
      <style:text-properties style:font-name="Arial" style:text-underline-style="none" officeooo:rsid="002049c9" style:font-name-asian="Arial" style:font-name-complex="Arial"/>
    </style:style>
    <style:style style:name="T11" style:family="text">
      <style:text-properties style:font-name="Arial" style:text-underline-style="none" officeooo:rsid="0022b95a" style:font-name-asian="Arial" style:font-name-complex="Arial"/>
    </style:style>
    <style:style style:name="T12" style:family="text">
      <style:text-properties style:font-name="Arial" style:text-underline-style="none" officeooo:rsid="002745aa" style:font-name-asian="Arial" style:font-name-complex="Arial"/>
    </style:style>
    <style:style style:name="T13" style:family="text">
      <style:text-properties style:font-name="Arial" style:text-underline-style="none" officeooo:rsid="002f7e56" style:font-name-asian="Arial" style:font-name-complex="Arial"/>
    </style:style>
    <style:style style:name="T14" style:family="text">
      <style:text-properties style:font-name="Arial" style:text-underline-style="none" officeooo:rsid="00311fcb" style:font-name-asian="Arial" style:font-name-complex="Arial"/>
    </style:style>
    <style:style style:name="T15" style:family="text">
      <style:text-properties style:font-name="Arial" style:text-underline-style="none" officeooo:rsid="00326bde" style:font-name-asian="Arial" style:font-name-complex="Arial"/>
    </style:style>
    <style:style style:name="T16" style:family="text">
      <style:text-properties style:font-name="Arial" style:text-underline-style="none" officeooo:rsid="0034e833" style:font-name-asian="Arial" style:font-name-complex="Arial"/>
    </style:style>
    <style:style style:name="T17" style:family="text">
      <style:text-properties style:font-name="Arial" style:text-underline-style="none" officeooo:rsid="0022485e" style:font-name-asian="Arial" style:font-name-complex="Arial"/>
    </style:style>
    <style:style style:name="T18" style:family="text">
      <style:text-properties style:font-name="Arial" style:text-underline-style="none" officeooo:rsid="0038d793" style:font-name-asian="Arial" style:font-name-complex="Arial"/>
    </style:style>
    <style:style style:name="T19" style:family="text">
      <style:text-properties style:font-name="Arial" style:text-underline-style="none" officeooo:rsid="003cd99a" style:font-name-asian="Arial" style:font-name-complex="Arial"/>
    </style:style>
    <style:style style:name="T20" style:family="text">
      <style:text-properties style:font-name="Arial" style:text-underline-style="none" officeooo:rsid="0037a3f8" style:font-name-asian="Arial" style:font-name-complex="Arial"/>
    </style:style>
    <style:style style:name="T21" style:family="text">
      <style:text-properties style:font-name="Arial" style:text-underline-style="none" officeooo:rsid="001d22d1" style:font-name-asian="Arial" style:font-name-complex="Arial"/>
    </style:style>
    <style:style style:name="T22" style:family="text">
      <style:text-properties style:font-name="Arial" style:text-underline-style="none" officeooo:rsid="003d8069" style:font-name-asian="Arial" style:font-name-complex="Arial"/>
    </style:style>
    <style:style style:name="T23" style:family="text">
      <style:text-properties style:font-name="Arial" style:text-underline-style="none" officeooo:rsid="003ed6a5" style:font-name-asian="Arial" style:font-name-complex="Arial"/>
    </style:style>
    <style:style style:name="T24" style:family="text">
      <style:text-properties style:font-name="Arial" style:text-underline-style="none" officeooo:rsid="003ee3dd" style:font-name-asian="Arial" style:font-name-complex="Arial"/>
    </style:style>
    <style:style style:name="T25" style:family="text">
      <style:text-properties style:font-name="Arial" style:text-underline-style="none" fo:font-weight="bold" style:font-name-asian="Arial" style:font-weight-asian="bold" style:font-name-complex="Arial" style:font-weight-complex="bold"/>
    </style:style>
    <style:style style:name="T26" style:family="text">
      <style:text-properties style:font-name="Arial" style:text-underline-style="none" fo:font-weight="bold" officeooo:rsid="0033a418" style:font-name-asian="Arial" style:font-weight-asian="bold" style:font-name-complex="Arial" style:font-weight-complex="bold"/>
    </style:style>
    <style:style style:name="T27" style:family="text">
      <style:text-properties style:font-name="Arial" style:text-underline-style="none" fo:font-weight="bold" officeooo:rsid="001ed535" style:font-name-asian="Arial" style:font-weight-asian="bold" style:font-name-complex="Arial" style:font-weight-complex="bold"/>
    </style:style>
    <style:style style:name="T28" style:family="text">
      <style:text-properties style:font-name="Arial" style:text-underline-style="none" fo:font-weight="bold" officeooo:rsid="003bd75c" style:font-name-asian="Arial" style:font-weight-asian="bold" style:font-name-complex="Arial" style:font-weight-complex="bold"/>
    </style:style>
    <style:style style:name="T29" style:family="text">
      <style:text-properties style:font-name="Arial" style:text-underline-style="none" style:font-name-asian="Arial Unicode MS" style:font-name-complex="Mangal"/>
    </style:style>
    <style:style style:name="T30" style:family="text">
      <style:text-properties style:font-name="Arial" fo:font-style="italic" style:text-underline-style="none" officeooo:rsid="0022b95a" style:font-name-asian="Arial" style:font-style-asian="italic" style:font-name-complex="Arial" style:font-style-complex="italic"/>
    </style:style>
    <style:style style:name="T31" style:family="text">
      <style:text-properties style:font-name="Arial" officeooo:rsid="002f7e56"/>
    </style:style>
    <style:style style:name="T32" style:family="text">
      <style:text-properties style:font-name="Arial" officeooo:rsid="002f7e56" style:font-name-asian="Arial Unicode MS" style:font-name-complex="Mangal"/>
    </style:style>
    <style:style style:name="T33" style:family="text">
      <style:text-properties style:text-underline-style="none"/>
    </style:style>
    <style:style style:name="T34" style:family="text">
      <style:text-properties style:text-underline-style="none" officeooo:rsid="002b6215"/>
    </style:style>
    <style:style style:name="T35" style:family="text">
      <style:text-properties style:text-underline-style="none" officeooo:rsid="001bb5f3"/>
    </style:style>
    <style:style style:name="T36" style:family="text">
      <style:text-properties style:text-underline-style="none" officeooo:rsid="0037a3f8"/>
    </style:style>
    <style:style style:name="T37" style:family="text">
      <style:text-properties officeooo:rsid="002b6215"/>
    </style:style>
    <style:style style:name="T38" style:family="text">
      <style:text-properties officeooo:rsid="002eb506"/>
    </style:style>
    <style:style style:name="T39" style:family="text">
      <style:text-properties officeooo:rsid="002f7e56"/>
    </style:style>
    <style:style style:name="T40" style:family="text">
      <style:text-properties officeooo:rsid="0033a418"/>
    </style:style>
    <style:style style:name="T41" style:family="text">
      <style:text-properties officeooo:rsid="0018fb81"/>
    </style:style>
    <style:style style:name="T42" style:family="text">
      <style:text-properties officeooo:rsid="00364b55"/>
    </style:style>
    <style:style style:name="T43" style:family="text">
      <style:text-properties officeooo:rsid="0037a3f8"/>
    </style:style>
    <style:style style:name="T44" style:family="text">
      <style:text-properties officeooo:rsid="003a04b7"/>
    </style:style>
    <style:style style:name="T45" style:family="text">
      <style:text-properties officeooo:rsid="003a3e14"/>
    </style:style>
    <style:style style:name="T46" style:family="text">
      <style:text-properties officeooo:rsid="003cd99a"/>
    </style:style>
    <style:style style:name="T47" style:family="text">
      <style:text-properties officeooo:rsid="004516b6"/>
    </style:style>
    <style:style style:name="T48" style:family="text">
      <style:text-properties officeooo:rsid="0045f86c"/>
    </style:style>
    <style:style style:name="T49" style:family="text">
      <style:text-properties officeooo:rsid="0046c8b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Linux: How to connect Thunderbird to Office365 <text:span text:style-name="T37">using DavMail</text:span> </text:p>
      <text:p text:style-name="P49"/>
      <text:p text:style-name="P49">The following has been tested on Kubuntu 20.04. </text:p>
      <text:p text:style-name="P14"/>
      <text:p text:style-name="P14">Install DavMail</text:p>
      <text:p text:style-name="P14"/>
      <text:p text:style-name="P43">Go to</text:p>
      <text:p text:style-name="P11"><text:span text:style-name="T37">&lt;</text:span><text:a xlink:type="simple" xlink:href="http://davmail.sourceforge.net/download.html" text:style-name="Internet_20_link" text:visited-style-name="Visited_20_Internet_20_Link">http://davmail.sourceforge.net/download.html</text:a><text:span text:style-name="T37">&gt;</text:span></text:p>
      <text:p text:style-name="P11"/>
      <text:p text:style-name="P43">Click on the </text:p>
      <text:p text:style-name="P43"><text:a xlink:type="simple" xlink:href="http://sourceforge.net/projects/davmail/files/" text:style-name="Internet_20_link" text:visited-style-name="Visited_20_Internet_20_Link">http://sourceforge.net/projects/davmail/files/</text:a></text:p>
      <text:p text:style-name="P43"/>
      <text:p text:style-name="P43">link. Click the ‘Download Latest Version’ button. Either open the file and install with Discover, or save it somewhere on your machine and install it using your preferred method e.g. open Konsole (or some other terminal), type </text:p>
      <text:p text:style-name="P43"/>
      <text:p text:style-name="P50"><text:span text:style-name="T34"><text:tab/>sudo apt install </text:span>davmail_5.5.1-3299-1_all.<text:span text:style-name="T37">deb</text:span></text:p>
      <text:p text:style-name="P50"/>
      <text:p text:style-name="P49">and give your password as required. </text:p>
      <text:p text:style-name="P49"/>
      <text:p text:style-name="P15">Configure DavMail</text:p>
      <text:p text:style-name="P51"/>
      <text:p text:style-name="P51">Start DavMail by clicking on its yellow icon. This gives you a setup menu </text:p>
      <text:p text:style-name="P51"><text:s/>[+++ picture] </text:p>
      <text:p text:style-name="P51"/>
      <text:p text:style-name="P72">Under ‘Gateway’, click the ‘Exchange Protocol’ dropdown box and click </text:p>
      <text:p text:style-name="P51"/>
      <text:p text:style-name="P73"><text:tab/>‘<text:span text:style-name="T49">O365Manual</text:span>’ <text:s/></text:p>
      <text:p text:style-name="P73"/>
      <text:p text:style-name="P73"><text:span text:style-name="T49">(Note: if you’re using a desktop environment other than Gnome i.e. the default on Ubuntu, then you may be able to use O365Interactive. However, Interactive will not work on stock Ubuntu because of the way it handles notifications)</text:span></text:p>
      <text:p text:style-name="P51"/>
      <text:p text:style-name="P51"><text:span text:style-name="T49">T</text:span>hat should autocomplete the ’OWA or EWS (Exchange) URL:’ box but if it doesn’t, enter: </text:p>
      <text:p text:style-name="P51"/>
      <text:p text:style-name="P51"><text:tab/>https://outlook.office365.com/EWS/Exchange.asmx</text:p>
      <text:p text:style-name="P43"/>
      <text:p text:style-name="P44">Otherwise just accept the default settings. <text:span text:style-name="T38">(The ‘Advanced’ tab allows you to make minor adjustments later.) </text:span></text:p>
      <text:p text:style-name="P44"/>
      <text:p text:style-name="P46"><text:tab/>Click ‘Save’. </text:p>
      <text:p text:style-name="P44"/>
      <text:p text:style-name="P44">Notice the default LOCAL port numbers, which are unique to DavMail. You’ll need to know these for the next steps. </text:p>
      <text:p text:style-name="P44"/>
      <text:p text:style-name="P44">POP: 1110</text:p>
      <text:p text:style-name="P44">IMAP:1143</text:p>
      <text:p text:style-name="P44">SMTP:1025</text:p>
      <text:p text:style-name="P44">Caldav HTTP: 1080</text:p>
      <text:p text:style-name="P44">LDAP: 1389</text:p>
      <text:p text:style-name="P44"/>
      <text:p text:style-name="P44">(If you change any of the<text:span text:style-name="T38">se, </text:span>amend the following instructions <text:span text:style-name="T38">accordingly</text:span>.) <text:s/></text:p>
      <text:p text:style-name="P45"><text:soft-page-break/></text:p>
      <text:p text:style-name="P48">To make DavMail start automatically when you start the desktop (otherwise, you have to start DavMail each time before you open Thunderbird): </text:p>
      <text:p text:style-name="P48"/>
      <text:p text:style-name="P16"><text:span text:style-name="T33">System Settings </text:span><text:span text:style-name="T6">→</text:span><text:span text:style-name="T29"> Workspace </text:span><text:span text:style-name="T6">→</text:span><text:span text:style-name="T29"> Startup and Shutdown </text:span><text:span text:style-name="T6">→</text:span><text:span text:style-name="T29"> Autostart</text:span></text:p>
      <text:p text:style-name="P40">Click ‘Add Program…’</text:p>
      <text:p text:style-name="P40">In the box at the top, type ‘DavMail’</text:p>
      <text:p text:style-name="P40">When ‘Internet – DavMail’ appears, click ‘OK’ then ‘OK’ (again). </text:p>
      <text:p text:style-name="P48"/>
      <text:p text:style-name="P69"><text:span text:style-name="T42">Start DavMail e.g</text:span>. from the desktop launcher (KDE, Gnome) or by typing 'davmail.sh' into a terminal. </text:p>
      <text:p text:style-name="P11"/>
      <text:p text:style-name="P11"/>
      <text:p text:style-name="P11"><text:span text:style-name="T40">TB E-</text:span>Mail <text:span text:style-name="T40">set-up</text:span></text:p>
      <text:p text:style-name="P49"/>
      <text:p text:style-name="P49">Thunderbird settings (the <text:span text:style-name="T31">Ξ icon at the top right) </text:span><text:span text:style-name="T2">→</text:span><text:span text:style-name="T32"> +New </text:span><text:span text:style-name="T2">→</text:span><text:span text:style-name="T32"> Existing Mail Account </text:span></text:p>
      <text:p text:style-name="P41"/>
      <text:p text:style-name="P20"><text:tab/>Your name: Whatever you want it to display. </text:p>
      <text:p text:style-name="P1"><text:span text:style-name="T1"><text:tab/>E-mail address: [In the form] <text:s/></text:span><text:a xlink:type="simple" xlink:href="mailto:dr.somebody@plymouth.ac.uk" text:style-name="Internet_20_link" text:visited-style-name="Visited_20_Internet_20_Link"><text:span text:style-name="T1">dr.somebody@plymouth.ac.uk</text:span></text:a><text:span text:style-name="T1"> </text:span></text:p>
      <text:p text:style-name="P20"><text:tab/>Password: [<text:span text:style-name="T39">Your usual PU password</text:span>] </text:p>
      <text:p text:style-name="P1"><text:span text:style-name="T1"><text:tab/>Tick 'Re</text:span><text:span text:style-name="T3">m</text:span><text:span text:style-name="T1">ember password' if not already highlighted. </text:span></text:p>
      <text:p text:style-name="P20"/>
      <text:p text:style-name="P1"><text:span text:style-name="T1">Click '</text:span><text:span text:style-name="T3">C</text:span><text:span text:style-name="T1">ontinue</text:span><text:span text:style-name="T6">' </text:span></text:p>
      <text:p text:style-name="P21"/>
      <text:p text:style-name="P2"><text:span text:style-name="T7">After </text:span><text:span text:style-name="T15">a</text:span><text:span text:style-name="T7"> </text:span><text:span text:style-name="T15">time </text:span><text:span text:style-name="T7">'Looking up configuration: </text:span><text:span text:style-name="T15">Exchange server</text:span><text:span text:style-name="T7">' y</text:span><text:span text:style-name="T6">ou will get a '</text:span><text:span text:style-name="T13">Configuration found for a Microsoft Exchange server’ message. </text:span></text:p>
      <text:p text:style-name="P27"/>
      <text:p text:style-name="P52"><text:span text:style-name="T6">Click ‘</text:span><text:span text:style-name="T14">Manual Config</text:span><text:span text:style-name="T6">’. </text:span></text:p>
      <text:p text:style-name="P28"/>
      <text:p text:style-name="P53"><text:span text:style-name="T6">For ‘Incoming:’ select IMAP (if not already set) then set the Server hostname as ‘localhost’ (without the quote marks), Port to </text:span><text:span text:style-name="T25">1143</text:span><text:span text:style-name="T6"> (see above). Set ‘SSL’ to ‘None’ and set ‘Authentication’ to ‘Normal password’. </text:span></text:p>
      <text:p text:style-name="P54"><text:span text:style-name="T6">For ‘Outgoing: SMTP set the Server hostname as ‘localhost’ (without the quote marks), Port to </text:span><text:span text:style-name="T25">1</text:span><text:span text:style-name="T26">025</text:span><text:span text:style-name="T6"> (see above). Set ‘SSL’ to ‘None’ and set ‘Authentication’ to ‘Normal password’. </text:span></text:p>
      <text:p text:style-name="P29"/>
      <text:p text:style-name="P58"><text:span text:style-name="T6">Your username should again be in </text:span><text:span text:style-name="T9">E-mail address form </text:span><text:span text:style-name="T6">I.e.</text:span><text:span text:style-name="T9"> </text:span><text:span text:style-name="T6">something like: <text:s/></text:span><text:span text:style-name="T9"><text:s text:c="2"/></text:span><text:a xlink:type="simple" xlink:href="mailto:dr.somebody@plymouth.ac.uk" text:style-name="Internet_20_link" text:visited-style-name="Visited_20_Internet_20_Link">dr.somebody@plymouth.ac.uk</text:a><text:span text:style-name="T9"> </text:span></text:p>
      <text:p text:style-name="P30"/>
      <text:p text:style-name="P55"><text:span text:style-name="T6">Click ‘Done’ </text:span><text:span text:style-name="T16">(not </text:span><text:span text:style-name="T6">‘Re-test’ – it </text:span><text:span text:style-name="T16">may just grey things out and make you start again)</text:span><text:span text:style-name="T6">. </text:span></text:p>
      <text:p text:style-name="P27"/>
      <text:p text:style-name="P55"><text:span text:style-name="T6">A red warning window will open. Click ‘I </text:span><text:span text:style-name="T3">u</text:span><text:span text:style-name="T6">nderstand the risks.’</text:span></text:p>
      <text:p text:style-name="P31"/>
      <text:p text:style-name="P55"><text:span text:style-name="T6">Click ‘</text:span><text:span text:style-name="T3">D</text:span><text:span text:style-name="T6">one’. </text:span></text:p>
      <text:p text:style-name="P33"/>
      <text:p text:style-name="P56"><text:span text:style-name="T6">An account called </text:span><text:span text:style-name="T16">after your PU e-mail address</text:span><text:span text:style-name="T9"> </text:span><text:span text:style-name="T6">should now appear in the left-had window. </text:span><text:span text:style-name="T16">You can change the name later if you want (right-click on the account name → Settings – Account</text:span><text:span text:style-name="T4"> N</text:span><text:span text:style-name="T16">ame). </text:span><text:span text:style-name="T6"><text:s/></text:span></text:p>
      <text:p text:style-name="P32"/>
      <text:p text:style-name="P57"><text:span text:style-name="T6">Click on ‘Inbox’ and wait awhile as it downloads all your messages. The first time may take some minutes, depending on how many messages you’ve kept on the PU server. </text:span><text:span text:style-name="T7">After that it works at a more normal speed. </text:span></text:p>
      <text:p text:style-name="P33"><text:soft-page-break/></text:p>
      <text:p text:style-name="P2"/>
      <text:p text:style-name="P12">Calendar</text:p>
      <text:p text:style-name="P47">Two options here. TbSync <text:span text:style-name="T46">only deals with calendars, contacts and tasks but it </text:span>can co-exist <text:span text:style-name="T46">peacefully </text:span>with using DavMail for e-mails. There seem to be no plans at present to extend TbSync to e-mail. </text:p>
      <text:p text:style-name="P47"/>
      <text:p text:style-name="P13"/>
      <text:p text:style-name="P10">Option 1: DavMail</text:p>
      <text:p text:style-name="P42"/>
      <text:p text:style-name="P5"><text:span text:style-name="T19">I</text:span><text:span text:style-name="T20">f not already done </text:span><text:span text:style-name="T19">y</text:span><text:span text:style-name="T10">ou will </text:span><text:span text:style-name="T19">first </text:span><text:span text:style-name="T10">need to: <text:s/></text:span></text:p>
      <text:list xml:id="list1670671355" text:style-name="L1">
        <text:list-item>
          <text:p text:style-name="P70"><text:span text:style-name="T36">Set up and start </text:span><text:span text:style-name="T35">DavMail </text:span><text:span text:style-name="T36">as above </text:span></text:p>
        </text:list-item>
        <text:list-item>
          <text:p text:style-name="P70"><text:span text:style-name="T22">S</text:span><text:span text:style-name="T10">et up your PU e-mail account </text:span><text:span text:style-name="T19">a</text:span><text:span text:style-name="T10">s above. </text:span></text:p>
        </text:list-item>
        <text:list-item>
          <text:p text:style-name="P70"><text:span text:style-name="T19">In </text:span><text:span text:style-name="T21">Thunderbird, Eve</text:span><text:span text:style-name="T5">n</text:span><text:span text:style-name="T21">ts &amp; Tasks → Calendar [If not already running] </text:span></text:p>
        </text:list-item>
      </text:list>
      <text:p text:style-name="P35"/>
      <text:p text:style-name="P3"><text:span text:style-name="T6">Right-click on the 'Calendar' box on the left → </text:span><text:span text:style-name="T1">N</text:span><text:span text:style-name="T6">ew Calendar </text:span><text:span text:style-name="T8">→ On the Network </text:span></text:p>
      <text:p text:style-name="P25"/>
      <text:p text:style-name="P7"><text:span text:style-name="T8">S</text:span><text:span text:style-name="T6">ettings: </text:span></text:p>
      <text:p text:style-name="P22"><text:tab/>Click ‘CalDAV’</text:p>
      <text:p text:style-name="P22"><text:tab/><text:span text:style-name="T43">User name: </text:span><text:s/><text:span text:style-name="T43">your PU e</text:span><text:span text:style-name="T41">-mail address: [In the form] <text:s/></text:span><text:a xlink:type="simple" xlink:href="mailto:dr.somebody@plymouth.ac.uk" text:style-name="Internet_20_link" text:visited-style-name="Visited_20_Internet_20_Link"><text:span text:style-name="T41">dr.somebody@plymouth.ac.uk</text:span></text:a><text:span text:style-name="T41"> </text:span></text:p>
      <text:p text:style-name="P8"><text:span text:style-name="T6"><text:tab/></text:span><text:span text:style-name="T9">L</text:span><text:span text:style-name="T8">ocation: </text:span><text:span text:style-name="T6">[in the following form – </text:span><text:span text:style-name="T30">obviously</text:span><text:span text:style-name="T11"> </text:span><text:span text:style-name="T6">put in your own e-mail address instead of dr.somebody's] </text:span></text:p>
      <text:p text:style-name="P8"><text:span text:style-name="T8"><text:tab/>http://localhost</text:span><text:span text:style-name="T27">:</text:span><text:span text:style-name="T28">1080</text:span><text:span text:style-name="T8">/users/dr.somebody@plymouth.ac.uk/calendar</text:span></text:p>
      <text:p text:style-name="P23"/>
      <text:p text:style-name="P18"><text:span text:style-name="T10">D</text:span><text:span text:style-name="T6">on’t forget to include the port number ‘:1080’. </text:span><text:span text:style-name="T23">W</text:span><text:span text:style-name="T6">ithout that it won’t work. </text:span></text:p>
      <text:p text:style-name="P23"/>
      <text:p text:style-name="P3"><text:span text:style-name="T10">Click </text:span><text:span text:style-name="T8">Next </text:span></text:p>
      <text:p text:style-name="P36"/>
      <text:p text:style-name="P6"><text:span text:style-name="T11">Create a new calendar</text:span><text:span text:style-name="T6">: </text:span></text:p>
      <text:p text:style-name="P59"><text:span text:style-name="T6">Name: whatever you like </text:span><text:span text:style-name="T12">(it means the name you're giving the </text:span><text:span text:style-name="T22">calendar</text:span><text:span text:style-name="T12"> not your own name). </text:span></text:p>
      <text:p text:style-name="P24"><text:tab/>Colour: whatever you like</text:p>
      <text:p text:style-name="P6"><text:span text:style-name="T6"><text:tab/>E-mail: </text:span><text:span text:style-name="T22">s</text:span><text:span text:style-name="T6">elect from the drop-down menu the one </text:span><text:span text:style-name="T9">In the form: <text:s text:c="2"/></text:span><text:a xlink:type="simple" xlink:href="mailto:dr.somebody@plymouth.ac.uk" text:style-name="Internet_20_link" text:visited-style-name="Visited_20_Internet_20_Link">dr.somebody@plymouth.ac.uk</text:a><text:span text:style-name="T9"> </text:span></text:p>
      <text:p text:style-name="P24"/>
      <text:p text:style-name="P34"/>
      <text:p text:style-name="P6"><text:span text:style-name="T9">C</text:span><text:span text:style-name="T6">lick 'Next'</text:span></text:p>
      <text:p text:style-name="P24"/>
      <text:p text:style-name="P24">Click 'Finish'</text:p>
      <text:p text:style-name="P37"/>
      <text:p text:style-name="P9"><text:span text:style-name="T6">If necessary, click the box to the left of the name of your new calendar. </text:span><text:span text:style-name="T7">If all has gone well, the </text:span><text:span text:style-name="T6">calendar</text:span><text:span text:style-name="T7"> </text:span><text:span text:style-name="T6">may </text:span><text:span text:style-name="T7">take a few minutes to load </text:span><text:span text:style-name="T24">for the first time</text:span><text:span text:style-name="T7">. After that it works at a more normal speed. </text:span></text:p>
      <text:p text:style-name="P26"/>
      <text:p text:style-name="P60"/>
      <text:p text:style-name="P61"/>
      <text:p text:style-name="P67">Option 2: <text:s/><text:span text:style-name="T43">tbsync</text:span></text:p>
      <text:p text:style-name="P65"/>
      <text:p text:style-name="P63">In Thunderbird, Install </text:p>
      <text:list xml:id="list261982357" text:style-name="L2">
        <text:list-item>
          <text:p text:style-name="P71">EAS-4-TbSync from</text:p>
        </text:list-item>
        <text:list-item>
          <text:p text:style-name="P71">TbSync (a GUI to control the above) </text:p>
        </text:list-item>
      </text:list>
      <text:p text:style-name="P63"/>
      <text:p text:style-name="P63"><text:soft-page-break/><text:s/>Tools → Add-ons</text:p>
      <text:p text:style-name="P63">Type ‘TbSync’ into the ‘Find more extensions’ box</text:p>
      <text:p text:style-name="P63">For TbSync, click the ‘+ Add to Thunderbird’ button. Do the same for Provider for Exchange ActiveSync. <text:s/></text:p>
      <text:p text:style-name="P63"/>
      <text:p text:style-name="P4"><text:span text:style-name="T6">Eve</text:span><text:span text:style-name="T1">n</text:span><text:span text:style-name="T6">ts &amp; Tasks → Calendar [If not already running] </text:span></text:p>
      <text:p text:style-name="P66"/>
      <text:p text:style-name="P68"><text:span text:style-name="T8">A</text:span><text:span text:style-name="T6">t the bottom right-hand corner click on the very small button ‘TbSync: Idle’</text:span></text:p>
      <text:p text:style-name="P38"/>
      <text:p text:style-name="P17"><text:span text:style-name="T17">A</text:span><text:span text:style-name="T6">ccount Settings → Account actions → </text:span><text:span text:style-name="T18">add new Account → Exchange ActiveSync</text:span></text:p>
      <text:p text:style-name="P39">Select ‘Microsoft Office 365’</text:p>
      <text:p text:style-name="P39">Account name: [whatever you like]</text:p>
      <text:p text:style-name="P39">User name (email address): your usual PU email address. </text:p>
      <text:p text:style-name="P39">Click ‘Add account’ </text:p>
      <text:p text:style-name="P39"/>
      <text:p text:style-name="P64">A window will appear asking for your PU password. </text:p>
      <text:p text:style-name="P62"/>
      <text:p text:style-name="P64">Click ‘Enable and synchronize this account’. </text:p>
      <text:p text:style-name="P64"/>
      <text:p text:style-name="P64">An ‘Available resources’ window will appear. Click all five boxes, the<text:span text:style-name="T47">n</text:span> ‘Synchronize now’. As usual this may take a few minutes the first time but is faster after that. <text:span text:style-name="T44">Lastly, set the ‘Periodic synchronization (in minutes)’ to whatever </text:span><text:span text:style-name="T45">frequency </text:span><text:span text:style-name="T44">suits you (</text:span><text:span text:style-name="T45">it’s not clear whether ‘</text:span><text:span text:style-name="T48">0’ </text:span><text:span text:style-name="T45">means ‘continually’ or ‘never’).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Arial" svg:font-family="Arial" style:font-family-generic="swiss"/>
    <style:font-face style:name="Arial Unicode MS" svg:font-family="'Arial Unicode MS'" style:font-family-generic="system" style:font-pitch="variable"/>
    <style:font-face style:name="Mangal" svg:font-family="Manga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Arial" fo:font-size="12pt" fo:language="en" fo:country="GB"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d Sheaff</meta:initial-creator>
    <meta:creation-date>2016-11-08T21:50:08.487814752</meta:creation-date>
    <dc:date>2021-06-25T16:39:23.791838180</dc:date>
    <dc:creator>Andy Wills</dc:creator>
    <meta:editing-duration>PT1H39M9S</meta:editing-duration>
    <meta:editing-cycles>36</meta:editing-cycles>
    <meta:generator>LibreOffice/6.4.7.2$Linux_X86_64 LibreOffice_project/40$Build-2</meta:generator>
    <meta:document-statistic meta:table-count="0" meta:image-count="0" meta:object-count="0" meta:page-count="4" meta:paragraph-count="89" meta:word-count="908" meta:character-count="5756" meta:non-whitespace-character-count="4852"/>
  </office:meta>
</office:document-meta>
</file>